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49054" fo:background-color="#ffff00"/>
    </style:style>
    <style:style style:name="P2" style:family="paragraph" style:parent-style-name="Text_20_body">
      <style:paragraph-properties fo:margin-left="0cm" fo:margin-right="0cm" fo:margin-top="0.353cm" fo:margin-bottom="0.212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 style:list-style-name="L1">
      <style:paragraph-properties fo:margin-left="0cm" fo:margin-right="0cm" fo:margin-top="0.353cm" fo:margin-bottom="0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 style:list-style-name="L1">
      <style:paragraph-properties fo:margin-left="0cm" fo:margin-right="0cm" fo:margin-top="0.353cm" fo:margin-bottom="0.499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 style:list-style-name="L2">
      <style:paragraph-properties fo:margin-left="0cm" fo:margin-right="0cm" fo:margin-top="0.353cm" fo:margin-bottom="0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 style:list-style-name="L2">
      <style:paragraph-properties fo:margin-left="0cm" fo:margin-right="0cm" fo:margin-top="0.353cm" fo:margin-bottom="0.499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Heading_20_2">
      <style:text-properties officeooo:paragraph-rsid="00049054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3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Heading_20_2">
      <style:paragraph-properties fo:margin-left="0cm" fo:margin-right="0cm" fo:text-indent="0cm" style:auto-text-indent="false"/>
      <style:text-properties fo:background-color="#ffff00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text-indent="0cm" style:auto-text-indent="false"/>
    </style:style>
    <style:style style:name="P14" style:family="paragraph" style:parent-style-name="Heading_20_2">
      <style:text-properties fo:background-color="#ffff00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Heading_20_2">
      <style:paragraph-properties fo:margin-left="0cm" fo:margin-right="0cm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7">
      <style:paragraph-properties fo:margin-left="0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 que temos de dados no <text:s/>feed:</text:h>
      <text:p text:style-name="P2">Você está me mandando informações riquíssimas de <text:span text:style-name="Strong_20_Emphasis">order flow</text:span>:</text:p>
      <text:list text:style-name="L1">
        <text:list-item>
          <text:p text:style-name="P3"><text:span text:style-name="Strong_20_Emphasis">Delta (força de agressão)</text:span></text:p>
        </text:list-item>
        <text:list-item>
          <text:p text:style-name="P3"><text:span text:style-name="Strong_20_Emphasis">Volume (compras x vendas, total)</text:span></text:p>
        </text:list-item>
        <text:list-item>
          <text:p text:style-name="P3"><text:span text:style-name="Strong_20_Emphasis">POC (Point of Control, onde maior parte das trocas aconteceu)</text:span></text:p>
        </text:list-item>
        <text:list-item>
          <text:p text:style-name="P3"><text:span text:style-name="Strong_20_Emphasis">Alertas de liquidez (aumento/retirada de bids ou asks, paredes fortes)</text:span></text:p>
        </text:list-item>
        <text:list-item>
          <text:p text:style-name="P3"><text:span text:style-name="Strong_20_Emphasis">Dwell (tempo em que o preço ficou em determinada área, distribuição do trade)</text:span></text:p>
        </text:list-item>
        <text:list-item>
          <text:p text:style-name="P4"><text:span text:style-name="Strong_20_Emphasis">Contexto SMA(10) (posição do candle vs média curta)</text:span></text:p>
        </text:list-item>
      </text:list>
      <text:p text:style-name="P2">👉 Com isso, já conseguimos:</text:p>
      <text:list text:style-name="L2">
        <text:list-item>
          <text:p text:style-name="P5">Identificar se há <text:span text:style-name="Strong_20_Emphasis">absorção, exaustão ou continuidade</text:span>.</text:p>
        </text:list-item>
        <text:list-item>
          <text:p text:style-name="P5">Descobrir <text:span text:style-name="Strong_20_Emphasis">níveis críticos de defesa/ataque (paredes reais de livro de ordens)</text:span>.</text:p>
        </text:list-item>
        <text:list-item>
          <text:p text:style-name="P5">Saber se um rompimento é <text:span text:style-name="Strong_20_Emphasis">forte e válido</text:span> ou apenas falso rompimento.</text:p>
        </text:list-item>
        <text:list-item>
          <text:p text:style-name="P6">Definir curto prazo (scalp/intraday) → <text:span text:style-name="Strong_20_Emphasis">zonas de compra em suporte</text:span> ou <text:span text:style-name="Strong_20_Emphasis">zonas de venda em falha de resistência</text:span>.</text:p>
        </text:list-item>
      </text:list>
      <text:h text:style-name="P7" text:outline-level="2"><text:soft-page-break/> </text:h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>Limitações (comparado à versão completa anterior)</text:h>
      <text:list text:style-name="L3">
        <text:list-item>
          <text:p text:style-name="P8">❌ Não tem <text:span text:style-name="Strong_20_Emphasis">Contexto Macro</text:span> (H1, H4, ATR, Funding, OI, Intermarket).</text:p>
        </text:list-item>
        <text:list-item>
          <text:p text:style-name="P8">❌ Não tem <text:span text:style-name="Strong_20_Emphasis">CVD contínuo</text:span> nem <text:span text:style-name="Strong_20_Emphasis">Whale Flow</text:span>.</text:p>
        </text:list-item>
        <text:list-item>
          <text:p text:style-name="P8">❌ Não monta <text:span text:style-name="Strong_20_Emphasis">snapshots completos</text:span> para IA (falta integração com <text:span text:style-name="Source_20_Text">ai_analyzer_hybrid</text:span>).</text:p>
        </text:list-item>
        <text:list-item>
          <text:p text:style-name="P9">❌ Estratégias são baseadas <text:span text:style-name="Strong_20_Emphasis">só no candle + orderbook</text:span> (sem visão 360°).</text:p>
        </text:list-item>
      </text:list>
      <text:p text:style-name="P10">Ou seja, este <text:span text:style-name="Source_20_Text">MAIN.PY</text:span> é excelente para <text:span text:style-name="Strong_20_Emphasis">prova de conceito e testes básicos</text:span>, mas não é ainda a versão de <text:span text:style-name="Strong_20_Emphasis">nível institucional</text:span> que estávamos montando com os outros módulos.</text:p>
      <text:p text:style-name="P10"/>
      <text:p text:style-name="P10"/>
      <text:h text:style-name="P11" text:outline-level="2">O que já está Excelente (Vai Resolver 80%)</text:h>
      <text:list text:style-name="L4">
        <text:list-item>
          <text:p text:style-name="P12"><text:span text:style-name="Strong_20_Emphasis">Contexto Macro (H1, H4, D1, médias móveis, ATR):</text:span> dá base da direção principal.</text:p>
        </text:list-item>
        <text:list-item>
          <text:p text:style-name="P12"><text:span text:style-name="Strong_20_Emphasis">Derivativos (Funding, OI, Long/Short):</text:span> adiciona sentimento e posição dos players grandes.</text:p>
        </text:list-item>
        <text:list-item>
          <text:p text:style-name="P12"><text:span text:style-name="Strong_20_Emphasis">Orderbook (profundidade em tempo real, detecção de iceberg):</text:span> dá a leitura do micro.</text:p>
        </text:list-item>
        <text:list-item>
          <text:p text:style-name="P12"><text:span text:style-name="Strong_20_Emphasis">Market Snapshot estruturado:</text:span> permite que a IA <text:span text:style-name="Strong_20_Emphasis">correlacione tudo em 360º</text:span>.</text:p>
        </text:list-item>
        <text:list-item>
          <text:p text:style-name="P13"><text:span text:style-name="Strong_20_Emphasis">IA Analyzer aprimorada com prompt estruturado:</text:span> transforma os dados brutos em tese clara.</text:p>
        </text:list-item>
      </text:list>
      <text:p text:style-name="P10">👉 Só isso já muda da “foto parcial” que você tem hoje para uma <text:span text:style-name="Strong_20_Emphasis">radiografia quase completa</text:span> do mercado.</text:p>
      <text:p text:style-name="P10"/>
      <text:p text:style-name="Standard"/>
      <text:p text:style-name="Standard"/>
      <text:p text:style-name="Standard"/>
      <text:h text:style-name="P14" text:outline-level="2">O que já está em padrão profissional</text:h>
      <text:list text:style-name="L5">
        <text:list-item>
          <text:p text:style-name="P15"><text:span text:style-name="Strong_20_Emphasis">Microestrutura (Order Flow):</text:span></text:p>
          <text:list>
            <text:list-item>
              <text:p text:style-name="P16"><text:soft-page-break/>Delta absoluto e relativo.</text:p>
            </text:list-item>
            <text:list-item>
              <text:p text:style-name="P16">Absorção (compra/venda agressiva contida).</text:p>
            </text:list-item>
            <text:list-item>
              <text:p text:style-name="P16">Volume Profile + POC.</text:p>
            </text:list-item>
            <text:list-item>
              <text:p text:style-name="P16">Desequilíbrio de liquidez (asks × bids).</text:p>
            </text:list-item>
            <text:list-item>
              <text:p text:style-name="P16">Whale activity já integrado (compra/venda acima da média).</text:p>
            </text:list-item>
            <text:list-item>
              <text:p text:style-name="P16">CVD contínuo.</text:p>
            </text:list-item>
          </text:list>
        </text:list-item>
        <text:list-item>
          <text:p text:style-name="P15"><text:span text:style-name="Strong_20_Emphasis">Macro Context:</text:span></text:p>
          <text:list>
            <text:list-item>
              <text:p text:style-name="P16">Tendência MTF (H1 e H4 acima da MME 21).</text:p>
            </text:list-item>
            <text:list-item>
              <text:p text:style-name="P16">ATR (faixa de risco/volatilidade).</text:p>
            </text:list-item>
            <text:list-item>
              <text:p text:style-name="P16">Estrutura direcional clara (macro bull, micro bear).</text:p>
            </text:list-item>
          </text:list>
        </text:list-item>
        <text:list-item>
          <text:p text:style-name="P15"><text:span text:style-name="Strong_20_Emphasis">Intermarket:</text:span></text:p>
          <text:list>
            <text:list-item>
              <text:p text:style-name="P16">ETHUSDT comportamento (confirma ou diverge).</text:p>
            </text:list-item>
            <text:list-item>
              <text:p text:style-name="P16">DXY (confirma risk-on/off).</text:p>
            </text:list-item>
          </text:list>
        </text:list-item>
        <text:list-item>
          <text:p text:style-name="P15"><text:span text:style-name="Strong_20_Emphasis">Output da IA:</text:span></text:p>
          <text:list>
            <text:list-item>
              <text:p text:style-name="P16">Diferencia absorção forte vs fraca.</text:p>
            </text:list-item>
            <text:list-item>
              <text:p text:style-name="P16">Mede dominância do volume (77% e 85% vendedores nas últimas janelas).</text:p>
            </text:list-item>
            <text:list-item>
              <text:p text:style-name="P16">Estratégia recomendada (entrada vendedora em rompimento).</text:p>
            </text:list-item>
            <text:list-item>
              <text:p text:style-name="P16">Gestão de risco pronta (stop ~0.3–0.5%, alvo sugerido).</text:p>
            </text:list-item>
            <text:list-item>
              <text:p text:style-name="P15">Force Index para medir intensidade do desequilíbrio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Onde ainda pode melhorar (refinamento profissional)</text:h>
      <text:list text:style-name="L6">
        <text:list-item>
          <text:p text:style-name="P17"><text:span text:style-name="Strong_20_Emphasis">Derivativos</text:span> (aqui está vazio <text:span text:style-name="Source_20_Text">{}</text:span>):</text:p>
          <text:list>
            <text:list-item>
              <text:p text:style-name="P18">Funding Rate, Open Interest, Long/Short Ratio, Liquidations.</text:p>
            </text:list-item>
            <text:list-item>
              <text:p text:style-name="P18">Isso é crítico para validar se os “shorts” estão carregando posição ou se foi só fluxo momentâneo.</text:p>
            </text:list-item>
          </text:list>
        </text:list-item>
        <text:list-item>
          <text:p text:style-name="P17"><text:span text:style-name="Strong_20_Emphasis">Cluster de preço histórico:</text:span></text:p>
          <text:list>
            <text:list-item>
              <text:p text:style-name="P18">Volume Profile não só da barra, mas do dia/semana.</text:p>
            </text:list-item>
            <text:list-item>
              <text:p text:style-name="P18">Ajuda na leitura de regiões de valor justo (value area, HVN/LVN).</text:p>
            </text:list-item>
          </text:list>
        </text:list-item>
        <text:list-item>
          <text:p text:style-name="P17"><text:span text:style-name="Strong_20_Emphasis">Gestão algorítmica mais avançada:</text:span></text:p>
          <text:list>
            <text:list-item>
              <text:p text:style-name="P18">Além de stop/target fixos, sugerir sizing dinâmico pelo risco (ex: % do ATR ou do volume defendido).</text:p>
            </text:list-item>
            <text:list-item>
              <text:p text:style-name="P18">Isso afina a execução.</text:p>
            </text:list-item>
          </text:list>
        </text:list-item>
        <text:list-item>
          <text:p text:style-name="P17"><text:span text:style-name="Strong_20_Emphasis">Detecção de fluxo institucional:</text:span></text:p>
          <text:list>
            <text:list-item>
              <text:p text:style-name="P18"><text:soft-page-break/>Já tem whale delta, mas você pode adicionar métricas de “agressão repetida” (icebergs → ordens que recarregam).</text:p>
            </text:list-item>
            <text:list-item>
              <text:p text:style-name="P17">Isso dá a leitura se os big players estão absorvendo para virar o jogo.</text:p>
            </text:list-item>
          </text:list>
        </text:list-item>
      </text:list>
      <text:p text:style-name="Horizontal_20_Line"/>
      <text:h text:style-name="P19" text:outline-level="2">🔎 Conclusão</text:h>
      <text:p text:style-name="P10">👉 <text:span text:style-name="Strong_20_Emphasis">O sistema já está em nível profissional</text:span> para análise intraday com contexto multi-frame: direção, liquidez, risco e tese de trade já são entregues de forma objetiva.</text:p>
      <text:p text:style-name="P10">👉 O que <text:span text:style-name="Strong_20_Emphasis">falta complementar</text:span> para fechar como solução institucional de ponta:</text:p>
      <text:list text:style-name="L7">
        <text:list-item>
          <text:p text:style-name="P20"><text:span text:style-name="Strong_20_Emphasis">Derivativos (Funding, OI, Liquidations)</text:span></text:p>
        </text:list-item>
        <text:list-item>
          <text:p text:style-name="P20"><text:span text:style-name="Strong_20_Emphasis">Macro Volume Profile diário/semanal</text:span> (value area high/low)</text:p>
        </text:list-item>
        <text:list-item>
          <text:p text:style-name="P21"><text:span text:style-name="Strong_20_Emphasis">Risco dinâmico (alinhado ao ATR/volume real, não fixo 0.3%)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5-09-08T18:18:19.793096700</dc:date>
    <meta:editing-duration>PT12M26S</meta:editing-duration>
    <meta:editing-cycles>1</meta:editing-cycles>
    <meta:document-statistic meta:table-count="0" meta:image-count="0" meta:object-count="0" meta:page-count="4" meta:paragraph-count="68" meta:word-count="628" meta:character-count="3759" meta:non-whitespace-character-count="3249"/>
    <meta:generator>LibreOffice/25.2.5.2$Windows_X86_64 LibreOffice_project/03d19516eb2e1dd5d4ccd751a0d6f35f35e08022</meta:generator>
  </office:meta>
</office:document-meta>
</file>